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normal" officeooo:rsid="00002ff5" officeooo:paragraph-rsid="00002ff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002ff5" officeooo:paragraph-rsid="00002ff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182ad" officeooo:paragraph-rsid="000182a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3067d" officeooo:paragraph-rsid="0003067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002ff5" officeooo:paragraph-rsid="00002f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05b881" officeooo:paragraph-rsid="0005b88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5b881" officeooo:paragraph-rsid="0005b88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792fe" officeooo:paragraph-rsid="000792f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8f616" officeooo:paragraph-rsid="0008f61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b3f4" officeooo:paragraph-rsid="000ab3f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b2284" officeooo:paragraph-rsid="000b2284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style:text-underline-style="none" fo:font-weight="normal" officeooo:rsid="000b2284" officeooo:paragraph-rsid="000b228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f523e" officeooo:paragraph-rsid="000f523e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style:font-name="Arial" fo:font-weight="normal" officeooo:rsid="00002ff5" officeooo:paragraph-rsid="00002ff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f523e" officeooo:paragraph-rsid="000f523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326e4" officeooo:paragraph-rsid="001326e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519f8" officeooo:paragraph-rsid="001519f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75f0b" officeooo:paragraph-rsid="00175f0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955b2" officeooo:paragraph-rsid="00175f0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768b"/>
    </style:style>
    <style:style style:name="T3" style:family="text">
      <style:text-properties style:text-position="super 58%"/>
    </style:style>
    <style:style style:name="T4" style:family="text">
      <style:text-properties officeooo:rsid="000b849e"/>
    </style:style>
    <style:style style:name="T5" style:family="text">
      <style:text-properties officeooo:rsid="00133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ase Com</text:p>
      <text:p text:style-name="P14">Convaincre persuader : argumentation</text:p>
      <text:p text:style-name="P1"/>
      <text:p text:style-name="P1"/>
      <text:p text:style-name="P2"/>
      <text:p text:style-name="P5">I) Argumenter pour convaincre et/ou persuader</text:p>
      <text:p text:style-name="P2"/>
      <text:p text:style-name="P3">⇒ Argumenter pour emporter l’accord voir l’adhésion de l’autre</text:p>
      <text:p text:style-name="P3"/>
      <text:p text:style-name="P3"><text:tab/>⇒ Convaincre : en visant la réflexion logique pour reconnaître la vérité/fausseté d’un <text:tab/><text:tab/>fait</text:p>
      <text:p text:style-name="P3"/>
      <text:p text:style-name="P3"><text:tab/>⇒ persuader : en visant l’émotion, l’affectivité pour séduire</text:p>
      <text:p text:style-name="P3"/>
      <text:p text:style-name="P3"><text:tab/>⇒ Dans les 2 cas arguments performants et instruction efficace du discours <text:tab/><text:tab/><text:tab/>indispensable</text:p>
      <text:p text:style-name="P3"/>
      <text:p text:style-name="P4">⇒ Intérêt d’un discours convaincant et persuasif</text:p>
      <text:p text:style-name="P4"><text:tab/>⇒ Convaincre : </text:p>
      <text:p text:style-name="P4"><text:tab/><text:tab/>⇒ s’adresser à la raison de l’autre</text:p>
      <text:p text:style-name="P4"><text:tab/><text:tab/>⇒ rendre son propos irréfutable</text:p>
      <text:p text:style-name="P4"/>
      <text:p text:style-name="P4"><text:tab/>⇒ Persuader :</text:p>
      <text:p text:style-name="P4"><text:tab/><text:tab/>⇒ toucher l’autre par les émotions</text:p>
      <text:p text:style-name="P4"/>
      <text:p text:style-name="P4">⇒ En cas d’argumentation orale </text:p>
      <text:p text:style-name="P4"><text:tab/>⇒ indispensable de s’appuyer sur ses arguments avec conviction pour convaincre <text:tab/><text:tab/>et/ou persuader</text:p>
      <text:p text:style-name="P4"/>
      <text:p text:style-name="P6">II) Comment convaincre</text:p>
      <text:p text:style-name="P6"/>
      <text:p text:style-name="P7">⇒ Convaincre : utiliser des moyens rationnels et logique pour chercher à faire comprendre par une démarche intellectuelle </text:p>
      <text:p text:style-name="P7"><text:tab/>⇒ recourir au savoir, aux connaissances et à la logique</text:p>
      <text:p text:style-name="P7"/>
      <text:p text:style-name="P8">⇒ Développer sa thèse en s’appuyant sur des <text:span text:style-name="T1">FAITS RÉELS INCONTESTÉS</text:span></text:p>
      <text:p text:style-name="P8"><text:span text:style-name="T1"><text:tab/></text:span>⇒ Des chiffres</text:p>
      <text:p text:style-name="P8"><text:tab/>⇒ Des faits historiques, actuels</text:p>
      <text:p text:style-name="P8"/>
      <text:p text:style-name="P9">⇒ Les chiffres</text:p>
      <text:p text:style-name="P9"><text:tab/>⇒ exemple : les statistiques = preuves scientifique dans certains cas</text:p>
      <text:p text:style-name="P9"><text:tab/><text:span text:style-name="T2">⇒ pas toujours bien lus</text:span></text:p>
      <text:p text:style-name="P9"><text:tab/><text:tab/><text:span text:style-name="T2">⇒ nécessité de connaissances</text:span></text:p>
      <text:p text:style-name="P9"><text:tab/><text:span text:style-name="T2">⇒ nécessité de vérifier les sources…</text:span></text:p>
      <text:p text:style-name="P9"><text:tab/><text:span text:style-name="T2">⇒ manipulation possible des graphiques et des données afin d’induire en erreur</text:span></text:p>
      <text:p text:style-name="P9"/>
      <text:p text:style-name="P10">⇒ 1<text:span text:style-name="T3">er</text:span> risque en statistique : Le paradoxe de Simpson</text:p>
      <text:p text:style-name="P10"><text:tab/>⇒ Il peut y avoir un facteur de confusion oublié dans les statistiques proposant une <text:tab/><text:tab/>moyenne</text:p>
      <text:p text:style-name="P11"/>
      <text:p text:style-name="P12">⇒ 2nd risque en statistique ; le biais de sélection</text:p>
      <text:p text:style-name="P11"><text:tab/>⇒ protocole de l’enquête ne permet pas d’élaborer un échantillon statistiquement <text:tab/><text:tab/>représentatif et//ou échantillon petit</text:p>
      <text:p text:style-name="P11"><text:tab/><text:tab/><text:span text:style-name="T4">⇒ Impossibilité de tirer des conclusions fiables</text:span></text:p>
      <text:p text:style-name="P11"/>
      <text:p text:style-name="P13">⇒ Les faits historiques</text:p>
      <text:p text:style-name="P13"><text:tab/>⇒ Marquer un lien entre présent et passé, pour en général, montrer un point <text:tab/><text:tab/><text:tab/>commun</text:p>
      <text:p text:style-name="P13"/>
      <text:p text:style-name="P16">⇒ Arguments logiques basés sur la cause/ conséquence ou sur la déduction</text:p>
      <text:p text:style-name="P16"><text:tab/><text:span text:style-name="T5">⇒ Attention que la relation soit juste sinon le raisonnement est faux</text:span></text:p>
      <text:p text:style-name="P16"/>
      <text:p text:style-name="P17">⇒ Ne pas confondre corrélation et causalité</text:p>
      <text:p text:style-name="P17"><text:tab/>⇒ Corrélation : relation statistique entre 2 variables dans les valeurs varient dans le <text:tab/>même sens , sans lien de causalité obligatoire</text:p>
      <text:p text:style-name="P13"/>
      <text:p text:style-name="P18">⇒ Avant de parler d’une bonne corrélation, c’est-à-dire avec une relation de cause à effet, il faut continuer un échantillon pertinent et représentatif.</text:p>
      <text:p text:style-name="P18"/>
      <text:p text:style-name="P19">⇒ Il est indispensable de savoir lire une corrél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8:06:53.951059445</meta:creation-date>
    <dc:date>2023-05-15T09:00:48.325289420</dc:date>
    <meta:editing-duration>PT49M57S</meta:editing-duration>
    <meta:editing-cycles>20</meta:editing-cycles>
    <meta:generator>LibreOffice/7.5.2.2$Linux_X86_64 LibreOffice_project/50$Build-2</meta:generator>
    <meta:document-statistic meta:table-count="0" meta:image-count="0" meta:object-count="0" meta:page-count="2" meta:paragraph-count="40" meta:word-count="359" meta:character-count="2285" meta:non-whitespace-character-count="1920"/>
  </office:meta>
</office:document-meta>
</file>